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auto-grow-width="true" fo:min-height="0.498cm" fo:min-width="4.384cm"/>
    </style:style>
    <style:style style:name="gr4" style:family="graphic" style:parent-style-name="standard">
      <style:graphic-properties draw:stroke="none" draw:fill="none" draw:auto-grow-width="true" fo:min-height="0.498cm" fo:min-width="4.904cm"/>
    </style:style>
    <style:style style:name="gr5" style:family="graphic" style:parent-style-name="standard">
      <style:graphic-properties draw:stroke="none" draw:fill="none" draw:auto-grow-width="true" fo:min-height="0.55cm" fo:min-width="14.02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draw:stroke="none" draw:fill="none" draw:auto-grow-width="true" fo:min-height="0.498cm" fo:min-width="4.0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0.809cm"/>
    </style:style>
    <style:style style:name="gr1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35cm"/>
    </style:style>
    <style:style style:name="gr13" style:family="graphic" style:parent-style-name="standard">
      <style:graphic-properties draw:fill-color="#0066cc" draw:textarea-horizontal-align="justify" draw:textarea-vertical-align="middle" draw:auto-grow-height="false" fo:min-height="18.1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5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17" style:family="graphic" style:parent-style-name="standard">
      <style:graphic-properties draw:stroke="none" draw:fill="none" draw:auto-grow-width="true" fo:min-height="0.498cm" fo:min-width="6.013cm"/>
    </style:style>
    <style:style style:name="gr18" style:family="graphic" style:parent-style-name="standard">
      <style:graphic-properties draw:stroke="none" draw:fill="none" draw:auto-grow-width="true" fo:min-height="0.498cm" fo:min-width="7.186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20" style:family="graphic" style:parent-style-name="standard">
      <style:graphic-properties draw:stroke="none" draw:fill="none" draw:auto-grow-width="true" fo:min-height="0.498cm" fo:min-width="1.788cm"/>
    </style:style>
    <style:style style:name="gr21" style:family="graphic" style:parent-style-name="standard">
      <style:graphic-properties draw:stroke="none" draw:fill="none" draw:auto-grow-width="true" fo:min-height="0.498cm" fo:min-width="5.924cm"/>
    </style:style>
    <style:style style:name="gr22" style:family="graphic" style:parent-style-name="standard">
      <style:graphic-properties draw:stroke="none" draw:fill="none" draw:auto-grow-width="true" fo:min-height="0.498cm" fo:min-width="3.4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font-name="DejaVu Sans Mono2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1.6cm" svg:x="7.2cm" svg:y="3.2cm">
          <text:p text:style-name="P1">CurrentClient : RequestingClient</text:p>
          <draw:enhanced-geometry svg:viewBox="0 0 21600 21600" draw:type="rectangle" draw:enhanced-path="M 0 0 L 21600 0 21600 21600 0 21600 0 0 Z N"/>
        </draw:custom-shape>
        <draw:line draw:style-name="gr2" draw:layer="layout" svg:x1="1.6cm" svg:y1="4cm" svg:x2="7.2cm" svg:y2="4cm">
          <text:p/>
        </draw:line>
        <draw:frame draw:style-name="gr3" draw:text-style-name="P1" draw:layer="layout" svg:width="4.884cm" svg:height="0.748cm" svg:x="1.8cm" svg:y="3.252cm">
          <draw:text-box>
            <text:p text:style-name="P1">RequestingClient(ID)</text:p>
          </draw:text-box>
        </draw:frame>
        <draw:line draw:style-name="gr2" draw:layer="layout" svg:x1="1.8cm" svg:y1="5.6cm" svg:x2="9.4cm" svg:y2="5.6cm">
          <text:p/>
        </draw:line>
        <draw:frame draw:style-name="gr4" draw:text-style-name="P2" draw:layer="layout" svg:width="5.404cm" svg:height="0.748cm" svg:x="1.796cm" svg:y="4.852cm">
          <draw:text-box>
            <text:p text:style-name="P2"><text:span text:style-name="T1">ProposedProperties</text:span>()</text:p>
          </draw:text-box>
        </draw:frame>
        <draw:custom-shape draw:style-name="gr1" draw:text-style-name="P1" draw:layer="layout" svg:width="4.8cm" svg:height="1.6cm" svg:x="20cm" svg:y="0.8cm">
          <text:p text:style-name="P1">:Prope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13.6cm" svg:y="0.8cm">
          <text:p text:style-name="P1">:ProposedProperty</text:p>
          <draw:enhanced-geometry svg:viewBox="0 0 21600 21600" draw:type="rectangle" draw:enhanced-path="M 0 0 L 21600 0 21600 21600 0 21600 0 0 Z N"/>
        </draw:custom-shape>
        <draw:line draw:style-name="gr2" draw:layer="layout" svg:x1="9.8cm" svg:y1="6.4cm" svg:x2="15.8cm" svg:y2="6.4cm">
          <text:p/>
        </draw:line>
        <draw:line draw:style-name="gr2" draw:layer="layout" svg:x1="1.8cm" svg:y1="8cm" svg:x2="15.8cm" svg:y2="8cm">
          <text:p/>
        </draw:line>
        <draw:frame draw:style-name="gr5" draw:text-style-name="P2" draw:layer="layout" svg:width="14.523cm" svg:height="0.8cm" svg:x="2.4cm" svg:y="7.2cm">
          <draw:text-box>
            <text:p text:style-name="P2">* [for each ProposedProperty] Property.Description, Property.Photo</text:p>
          </draw:text-box>
        </draw:frame>
        <draw:line draw:style-name="gr6" draw:layer="layout" svg:x1="9.6cm" svg:y1="4.8cm" svg:x2="9.6cm" svg:y2="21.6cm">
          <text:p/>
        </draw:line>
        <draw:custom-shape draw:style-name="gr7" draw:text-style-name="P1" draw:layer="layout" svg:width="0.4cm" svg:height="1.6cm" svg:x="9.4cm" svg:y="5.6cm">
          <text:p/>
          <draw:enhanced-geometry svg:viewBox="0 0 21600 21600" draw:type="rectangle" draw:enhanced-path="M 0 0 L 21600 0 21600 21600 0 21600 0 0 Z N"/>
        </draw:custom-shape>
        <draw:line draw:style-name="gr6" draw:layer="layout" svg:x1="16cm" svg:y1="2.4cm" svg:x2="16cm" svg:y2="21.6cm">
          <text:p/>
        </draw:line>
        <draw:custom-shape draw:style-name="gr8" draw:text-style-name="P1" draw:layer="layout" svg:width="0.4cm" svg:height="0.8cm" svg:x="15.8cm" svg:y="6.4cm">
          <text:p/>
          <draw:enhanced-geometry svg:viewBox="0 0 21600 21600" draw:type="rectangle" draw:enhanced-path="M 0 0 L 21600 0 21600 21600 0 21600 0 0 Z N"/>
        </draw:custom-shape>
        <draw:line draw:style-name="gr6" draw:layer="layout" svg:x1="22.4cm" svg:y1="2.4cm" svg:x2="22.4cm" svg:y2="21.6cm">
          <text:p/>
        </draw:line>
        <draw:custom-shape draw:style-name="gr8" draw:text-style-name="P1" draw:layer="layout" svg:width="0.4cm" svg:height="0.8cm" svg:x="22.2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579cm" svg:height="0.748cm" svg:x="9.821cm" svg:y="5.652cm">
          <draw:text-box>
            <text:p text:style-name="P2">* ProposedProperty</text:p>
          </draw:text-box>
        </draw:frame>
        <draw:custom-shape draw:style-name="gr1" draw:text-style-name="P1" draw:layer="layout" svg:width="4.8cm" svg:height="1.6cm" svg:x="32.8cm" svg:y="18.4cm">
          <text:p text:style-name="P1">NewVisit : Visit</text:p>
          <draw:enhanced-geometry svg:viewBox="0 0 21600 21600" draw:type="rectangle" draw:enhanced-path="M 0 0 L 21600 0 21600 21600 0 21600 0 0 Z N"/>
        </draw:custom-shape>
        <draw:line draw:style-name="gr2" draw:layer="layout" svg:x1="1.8cm" svg:y1="19.2cm" svg:x2="32.8cm" svg:y2="19.2cm">
          <text:p/>
        </draw:line>
        <draw:frame draw:style-name="gr10" draw:layer="layout" svg:width="21.309cm" svg:height="0.747cm" svg:x="2.391cm" svg:y="18.4cm">
          <draw:text-box>
            <text:p>[Date OK?] Visit(CurrentClient, CurrentProperty, SelectedDate, SelectedResponsible)</text:p>
          </draw:text-box>
        </draw:frame>
        <draw:custom-shape draw:style-name="gr11" draw:text-style-name="P1" draw:layer="layout" svg:width="0.8cm" svg:height="0.8cm" svg:x="1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20.8cm" svg:x2="12cm" svg:y2="20.8cm">
          <text:p/>
        </draw:line>
        <draw:frame draw:style-name="gr12" draw:layer="layout" svg:width="3.135cm" svg:height="0.747cm" svg:x="4cm" svg:y="20.053cm">
          <draw:text-box>
            <text:p>[Date NOK?]</text:p>
          </draw:text-box>
        </draw:frame>
        <draw:line draw:style-name="gr6" draw:layer="layout" svg:x1="4cm" svg:y1="20.8cm" svg:x2="1.8cm" svg:y2="19.2cm">
          <text:p/>
        </draw:line>
        <draw:line draw:style-name="gr2" draw:layer="layout" svg:x1="2.4cm" svg:y1="7.2cm" svg:x2="2.4cm" svg:y2="12cm">
          <text:p/>
        </draw:line>
        <draw:line draw:style-name="gr6" draw:layer="layout" svg:x1="35.2cm" svg:y1="20cm" svg:x2="35.2cm" svg:y2="21.6cm">
          <text:p/>
        </draw:line>
        <draw:custom-shape draw:style-name="gr13" draw:text-style-name="P1" draw:layer="layout" svg:width="0.4cm" svg:height="18.4cm" svg:x="1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1" draw:layer="layout" svg:width="0.8cm" svg:height="0.8cm" svg:x="1.2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layer="layout" svg:x1="1.6cm" svg:y1="1.6cm" svg:x2="1.6cm" svg:y2="0.8cm">
            <text:p/>
          </draw:line>
          <draw:line draw:style-name="gr15" draw:layer="layout" svg:x1="1.2cm" svg:y1="1cm" svg:x2="2cm" svg:y2="1cm">
            <text:p/>
          </draw:line>
          <draw:line draw:style-name="gr15" draw:layer="layout" svg:x1="1.2cm" svg:y1="2.4cm" svg:x2="1.6cm" svg:y2="1.6cm">
            <text:p/>
          </draw:line>
          <draw:line draw:style-name="gr15" draw:layer="layout" svg:x1="2cm" svg:y1="2.4cm" svg:x2="1.6cm" svg:y2="1.6cm">
            <text:p/>
          </draw:line>
        </draw:g>
        <draw:frame draw:style-name="gr16" draw:layer="layout" svg:width="4cm" svg:height="0.8cm" svg:x="-0.4cm" svg:y="2.4cm">
          <draw:text-box>
            <text:p>E : Employee</text:p>
          </draw:text-box>
        </draw:frame>
        <draw:line draw:style-name="gr2" draw:layer="layout" svg:x1="1.8cm" svg:y1="10.4cm" svg:x2="15.8cm" svg:y2="10.4cm">
          <text:p/>
        </draw:line>
        <draw:frame draw:style-name="gr17" draw:layer="layout" svg:width="6.513cm" svg:height="0.748cm" svg:x="2.96cm" svg:y="9.694cm">
          <draw:text-box>
            <text:p>[Interested?] Interest = True</text:p>
          </draw:text-box>
        </draw:frame>
        <draw:custom-shape draw:style-name="gr8" draw:text-style-name="P1" draw:layer="layout" svg:width="0.4cm" svg:height="0.8cm" svg:x="15.8cm" svg:y="10.4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7.686cm" svg:height="0.748cm" svg:x="4.067cm" svg:y="11.252cm">
          <draw:text-box>
            <text:p>[Not interested ?] Interest = False</text:p>
          </draw:text-box>
        </draw:frame>
        <draw:custom-shape draw:style-name="gr8" draw:text-style-name="P1" draw:layer="layout" svg:width="0.4cm" svg:height="0.8cm" svg:x="15.8cm" svg:y="12cm">
          <text:p/>
          <draw:enhanced-geometry svg:viewBox="0 0 21600 21600" draw:type="rectangle" draw:enhanced-path="M 0 0 L 21600 0 21600 21600 0 21600 0 0 Z N"/>
        </draw:custom-shape>
        <draw:line draw:style-name="gr2" draw:layer="layout" svg:x1="4cm" svg:y1="12cm" svg:x2="15.8cm" svg:y2="12cm">
          <text:p/>
        </draw:line>
        <draw:line draw:style-name="gr6" draw:layer="layout" svg:x1="4cm" svg:y1="12cm" svg:x2="1.8cm" svg:y2="10.4cm">
          <text:p/>
        </draw:line>
        <draw:line draw:style-name="gr2" draw:layer="layout" svg:x1="1.804cm" svg:y1="13.6cm" svg:x2="9.404cm" svg:y2="13.6cm">
          <text:p/>
        </draw:line>
        <draw:frame draw:style-name="gr4" draw:text-style-name="P2" draw:layer="layout" svg:width="5.404cm" svg:height="0.748cm" svg:x="1.8cm" svg:y="12.852cm">
          <draw:text-box>
            <text:p text:style-name="P2"><text:span text:style-name="T1">InterestProperties</text:span>()</text:p>
          </draw:text-box>
        </draw:frame>
        <draw:line draw:style-name="gr2" draw:layer="layout" svg:x1="9.804cm" svg:y1="14.4cm" svg:x2="15.804cm" svg:y2="14.4cm">
          <text:p/>
        </draw:line>
        <draw:line draw:style-name="gr2" draw:layer="layout" svg:x1="16.204cm" svg:y1="15.2cm" svg:x2="22.204cm" svg:y2="15.2cm">
          <text:p/>
        </draw:line>
        <draw:custom-shape draw:style-name="gr19" draw:text-style-name="P1" draw:layer="layout" svg:width="0.4cm" svg:height="2.4cm" svg:x="9.404cm" svg:y="1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1.6cm" svg:x="15.804cm" svg:y="1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8cm" svg:x="22.204cm" svg:y="15.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579cm" svg:height="0.748cm" svg:x="9.825cm" svg:y="13.652cm">
          <draw:text-box>
            <text:p text:style-name="P2">* ProposedProperty</text:p>
          </draw:text-box>
        </draw:frame>
        <draw:frame draw:style-name="gr20" draw:text-style-name="P3" draw:layer="layout" svg:width="2.288cm" svg:height="0.748cm" svg:x="16.056cm" svg:y="14.452cm">
          <draw:text-box>
            <text:p text:style-name="P3">Property</text:p>
          </draw:text-box>
        </draw:frame>
        <draw:frame draw:style-name="gr21" draw:text-style-name="P2" draw:layer="layout" svg:width="6.424cm" svg:height="0.748cm" svg:x="2.409cm" svg:y="16.052cm">
          <draw:text-box>
            <text:p text:style-name="P2">* [for each Property] Visits()</text:p>
          </draw:text-box>
        </draw:frame>
        <draw:line draw:style-name="gr2" draw:layer="layout" svg:x1="2.4cm" svg:y1="16cm" svg:x2="2.4cm" svg:y2="20.8cm">
          <text:p/>
        </draw:line>
        <draw:frame draw:style-name="gr22" draw:layer="layout" svg:width="3.99cm" svg:height="0.748cm" svg:x="10.21cm" svg:y="14.4cm">
          <draw:text-box>
            <text:p>[Interest = True]</text:p>
          </draw:text-box>
        </draw:frame>
        <draw:line draw:style-name="gr2" draw:layer="layout" svg:x1="1.8cm" svg:y1="16.8cm" svg:x2="22.2cm" svg:y2="16.8cm">
          <text:p/>
        </draw:line>
        <draw:custom-shape draw:style-name="gr7" draw:text-style-name="P1" draw:layer="layout" svg:width="0.4cm" svg:height="1.6cm" svg:x="22.204cm" svg:y="1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26.4cm" svg:y="0.8cm">
          <text:p text:style-name="P1">:Visit</text:p>
          <draw:enhanced-geometry svg:viewBox="0 0 21600 21600" draw:type="rectangle" draw:enhanced-path="M 0 0 L 21600 0 21600 21600 0 21600 0 0 Z N"/>
        </draw:custom-shape>
        <draw:line draw:style-name="gr2" draw:layer="layout" svg:x1="22.6cm" svg:y1="17.6cm" svg:x2="28.6cm" svg:y2="17.6cm">
          <text:p/>
        </draw:line>
        <draw:frame draw:style-name="gr9" draw:text-style-name="P2" draw:layer="layout" svg:width="5.044cm" svg:height="0.748cm" svg:x="22.6cm" svg:y="16.852cm">
          <draw:text-box>
            <text:p text:style-name="P2">* Visit [Visited = this]</text:p>
          </draw:text-box>
        </draw:frame>
        <draw:line draw:style-name="gr6" draw:layer="layout" svg:x1="28.8cm" svg:y1="2.4cm" svg:x2="28.8cm" svg:y2="21.6cm">
          <text:p/>
        </draw:line>
        <draw:custom-shape draw:style-name="gr8" draw:text-style-name="P1" draw:layer="layout" svg:width="0.4cm" svg:height="0.8cm" svg:x="28.6cm" svg:y="17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1.6cm" svg:x="15.8cm" svg:y="8cm">
          <text:p/>
          <draw:enhanced-geometry svg:viewBox="0 0 21600 21600" draw:type="rectangle" draw:enhanced-path="M 0 0 L 21600 0 21600 21600 0 21600 0 0 Z N"/>
        </draw:custom-shape>
        <draw:line draw:style-name="gr2" draw:layer="layout" svg:x1="16.2cm" svg:y1="8.843cm" svg:x2="22.2cm" svg:y2="8.843cm">
          <text:p/>
        </draw:line>
        <draw:frame draw:style-name="gr20" draw:text-style-name="P3" draw:layer="layout" svg:width="4.384cm" svg:height="0.748cm" svg:x="16.2cm" svg:y="8.052cm">
          <draw:text-box>
            <text:p text:style-name="P3">Description, Pho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6cm" fo:page-height="2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2H38M34S</meta:editing-duration>
    <meta:editing-cycles>27</meta:editing-cycles>
    <meta:generator>LibreOffice/4.3.4.1$Windows_x86 LibreOffice_project/bc356b2f991740509f321d70e4512a6a54c5f243</meta:generator>
    <dc:date>2015-03-10T13:15:30.812000000</dc:date>
    <meta:document-statistic meta:object-count="63"/>
    <meta:template xlink:type="simple" xlink:actuate="onRequest" xlink:title="Diagramme" xlink:href="../../../../../../AppData/Roaming/LibreOffice/4/user/template/Diagramme.otg" meta:date="2015-01-25T20:46:52.087000000"/>
  </office:meta>
</office:document-meta>
</file>